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row>
        <munder>
          <mo stretchy="false">∫</mo>
          <mi>V</mi>
        </munder>
        <msup>
          <mtext>d</mtext>
          <mn>3</mn>
        </msup>
      </mrow>
      <mi>r</mi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sub>
        <mi>G</mi>
        <mi>D</mi>
      </msub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−</mo>
        <mspace width="0.5em"/>
      </mrow>
      <msub>
        <mi mathvariant="normal">ε</mi>
        <mn>0</mn>
      </msub>
      <mrow>
        <munder>
          <mo stretchy="false">∫</mo>
          <mrow>
            <mi>S</mi>
            <mrow>
              <mo fence="true" stretchy="false">(</mo>
              <mrow>
                <mi>V</mi>
              </mrow>
              <mo fence="true" stretchy="false">)</mo>
            </mrow>
          </mrow>
        </munder>
        <mtext>d</mtext>
      </mrow>
      <mi>f</mi>
      <mi>'</mi>
      <mi mathvariant="normal">ϕ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frac>
        <mrow>
          <mo stretchy="false">∂</mo>
          <msub>
            <mi>G</mi>
            <mi>D</mi>
          </msub>
        </mrow>
        <mrow>
          <mo stretchy="false">∂</mo>
          <mi>n</mi>
          <mi>'</mi>
        </mrow>
      </mfrac>
    </mrow>
    <annotation encoding="StarMath 5.0">%iphi (bold r) `=` int from V "d"^3 r' %rho ({ bold r }') G_D ( { bold r },{ bold r }' ) `-`
%varepsilon_0 int from {S(V)} "d" f' %iphi ({bold r}') {partial G_D} over {partial n'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41:39.842000000</meta:creation-date>
    <meta:generator>LibreOffice/4.2.4.2$Windows_x86 LibreOffice_project/63150712c6d317d27ce2db16eb94c2f3d7b699f8</meta:generator>
  </office:meta>
</office:document-meta>
</file>